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New Roman" fo:font-size="12pt"/>
    </style:style>
    <style:style style:name="P2" style:family="paragraph" style:parent-style-name="Standard">
      <style:paragraph-properties fo:text-align="end" style:justify-single-word="false"/>
      <style:text-properties fo:color="#000000" style:font-name="Times New Roman" fo:font-size="12pt"/>
    </style:style>
    <style:style style:name="P3" style:family="paragraph" style:parent-style-name="Standard">
      <style:text-properties fo:color="#000000" style:font-name="DejaVu Sans Mono" fo:font-size="12pt"/>
    </style:style>
    <style:style style:name="P4" style:family="paragraph" style:parent-style-name="Standard">
      <style:text-properties fo:color="#000000" style:font-name="DejaVu Sans Mono" fo:font-size="12pt" officeooo:rsid="0012803e" officeooo:paragraph-rsid="0012803e"/>
    </style:style>
    <style:style style:name="P5" style:family="paragraph" style:parent-style-name="Standard">
      <style:text-properties style:font-name="Times New Roman" fo:font-size="12pt"/>
    </style:style>
    <style:style style:name="P6" style:family="paragraph" style:parent-style-name="Standard">
      <style:text-properties style:font-name="Times New Roman" fo:font-size="7pt" style:font-size-asian="7pt" style:font-size-complex="7pt"/>
    </style:style>
    <style:style style:name="P7" style:family="paragraph" style:parent-style-name="Standard">
      <style:text-properties fo:color="#6666ff" style:font-name="DejaVu Sans Mono" fo:font-size="11pt" officeooo:rsid="0012803e" officeooo:paragraph-rsid="0013a014" style:font-size-asian="11pt" style:font-size-complex="11pt"/>
    </style:style>
    <style:style style:name="P8" style:family="paragraph" style:parent-style-name="Standard">
      <style:text-properties fo:color="#6666ff" style:font-name="DejaVu Sans Mono" fo:font-size="11pt" officeooo:rsid="0012803e" officeooo:paragraph-rsid="0012803e" style:font-size-asian="11pt" style:font-size-complex="11pt"/>
    </style:style>
    <style:style style:name="P9" style:family="paragraph" style:parent-style-name="Standard">
      <style:text-properties fo:color="#6666ff" style:font-name="DejaVu Sans Mono" fo:font-size="7pt" officeooo:rsid="0012803e" officeooo:paragraph-rsid="0013a014" style:font-size-asian="7pt" style:font-size-complex="7pt"/>
    </style:style>
    <style:style style:name="P10" style:family="paragraph" style:parent-style-name="Standard">
      <style:text-properties fo:color="#6666ff" style:font-name="DejaVu Sans Mono" fo:font-size="7pt" officeooo:rsid="0012803e" officeooo:paragraph-rsid="001592b2" style:font-size-asian="7pt" style:font-size-complex="7pt"/>
    </style:style>
    <style:style style:name="P11" style:family="paragraph" style:parent-style-name="Standard">
      <style:text-properties fo:color="#6666ff" style:font-name="Times New Roman" fo:font-size="12pt" officeooo:rsid="0013a014" officeooo:paragraph-rsid="0013a014"/>
    </style:style>
    <style:style style:name="P12" style:family="paragraph" style:parent-style-name="Standard">
      <style:text-properties fo:color="#6666ff" style:font-name="Times New Roman" fo:font-size="12pt" officeooo:rsid="0013a014" officeooo:paragraph-rsid="00150df7"/>
    </style:style>
    <style:style style:name="P13" style:family="paragraph" style:parent-style-name="Standard">
      <style:text-properties fo:color="#6666ff" style:font-name="Times New Roman" fo:font-size="12pt" officeooo:rsid="00144c8f" officeooo:paragraph-rsid="00144c8f"/>
    </style:style>
    <style:style style:name="P14" style:family="paragraph" style:parent-style-name="Standard">
      <style:paragraph-properties fo:text-align="end" style:justify-single-word="false"/>
    </style:style>
    <style:style style:name="P15" style:family="paragraph" style:parent-style-name="Standard">
      <style:paragraph-properties fo:text-align="end" style:justify-single-word="false"/>
      <style:text-properties fo:color="#ff0000" style:font-name="Times New Roman" fo:font-size="12pt" officeooo:rsid="0012803e" officeooo:paragraph-rsid="00160d2a"/>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properties fo:color="#000000" style:font-name="Times New Roman" fo:font-size="14pt" fo:font-weight="bold" officeooo:paragraph-rsid="0017fc9c"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000000" style:font-name="Times New Roman" fo:font-size="14pt" fo:font-weight="bold" officeooo:rsid="002adb19" officeooo:paragraph-rsid="0017fc9c"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ff0000" style:font-name="Times New Roman" fo:font-size="14pt" fo:font-weight="bold" officeooo:rsid="0028632b" officeooo:paragraph-rsid="0017fc9c" style:font-size-asian="14pt" style:font-weight-asian="bold" style:font-size-complex="14pt" style:font-weight-complex="bold"/>
    </style:style>
    <style:style style:name="P20" style:family="paragraph" style:parent-style-name="Standard">
      <style:paragraph-properties fo:text-align="start" style:justify-single-word="false"/>
      <style:text-properties officeooo:paragraph-rsid="0017fc9c"/>
    </style:style>
    <style:style style:name="T1" style:family="text">
      <style:text-properties fo:color="#000000"/>
    </style:style>
    <style:style style:name="T2" style:family="text">
      <style:text-properties fo:color="#000000" style:font-name="Times New Roman" fo:font-size="12pt"/>
    </style:style>
    <style:style style:name="T3" style:family="text">
      <style:text-properties fo:color="#000000" style:font-name="Times New Roman" fo:font-size="12pt" officeooo:rsid="00160d2a"/>
    </style:style>
    <style:style style:name="T4" style:family="text">
      <style:text-properties fo:color="#000000" style:font-name="Times New Roman" fo:font-size="14pt" fo:font-weight="bold" style:font-size-asian="14pt" style:font-weight-asian="bold" style:font-size-complex="14pt" style:font-weight-complex="bold"/>
    </style:style>
    <style:style style:name="T5" style:family="text">
      <style:text-properties fo:color="#000000" style:font-name="Times New Roman" fo:font-size="14pt" fo:font-weight="bold" officeooo:rsid="0017fc9c" style:font-size-asian="14pt" style:font-weight-asian="bold" style:font-size-complex="14pt" style:font-weight-complex="bold"/>
    </style:style>
    <style:style style:name="T6" style:family="text">
      <style:text-properties fo:color="#000000" style:font-name="Times New Roman" officeooo:rsid="00160d2a"/>
    </style:style>
    <style:style style:name="T7" style:family="text">
      <style:text-properties fo:letter-spacing="normal"/>
    </style:style>
    <style:style style:name="T8" style:family="text">
      <style:text-properties fo:letter-spacing="normal" officeooo:rsid="00150df7"/>
    </style:style>
    <style:style style:name="T9" style:family="text">
      <style:text-properties officeooo:rsid="0013a014"/>
    </style:style>
    <style:style style:name="T10" style:family="text">
      <style:text-properties officeooo:rsid="00160d2a"/>
    </style:style>
    <style:style style:name="T11" style:family="text">
      <style:text-properties officeooo:rsid="001cb0ec"/>
    </style:style>
    <style:style style:name="T12" style:family="text">
      <style:text-properties fo:font-size="12pt" officeooo:rsid="001cb0ec"/>
    </style:style>
    <style:style style:name="T13" style:family="text">
      <style:text-properties fo:font-size="12pt" officeooo:rsid="002adb19"/>
    </style:style>
    <style:style style:name="T14" style:family="text">
      <style:text-properties officeooo:rsid="002adb19"/>
    </style:style>
    <style:style style:name="T15" style:family="text">
      <style:text-properties fo:color="#ff0000" style:font-name="Times New Roman" fo:font-size="14pt" officeooo:rsid="00347ec8" style:font-size-asian="14pt" style:font-size-complex="14pt"/>
    </style:style>
    <style:style style:name="T16" style:family="text">
      <style:text-properties fo:color="#ff0000" style:font-name="Times New Roman" fo:font-size="14pt" officeooo:rsid="0035af72" style:font-size-asian="14pt" style:font-size-complex="14pt"/>
    </style:style>
    <style:style style:name="T17" style:family="text">
      <style:text-properties fo:color="#ff0000" style:font-name="Times New Roman" fo:font-size="14pt" officeooo:rsid="0028632b" style:font-size-asian="14pt" style:font-size-complex="14pt"/>
    </style:style>
    <style:style style:name="T18" style:family="text">
      <style:text-properties fo:color="#ff0000" style:font-name="Times New Roman" fo:font-size="14pt" fo:font-weight="bold" officeooo:rsid="00347ec8" style:font-size-asian="14pt" style:font-weight-asian="bold" style:font-size-complex="14pt" style:font-weight-complex="bold"/>
    </style:style>
    <style:style style:name="T19" style:family="text">
      <style:text-properties fo:color="#ff0000" style:font-name="Times New Roman" fo:font-size="14pt" fo:font-weight="bold" officeooo:rsid="0035af72" style:font-size-asian="14pt" style:font-weight-asian="bold" style:font-size-complex="14pt" style:font-weight-complex="bold"/>
    </style:style>
    <style:style style:name="T20" style:family="text">
      <style:text-properties fo:color="#ff0000" style:font-name="Times New Roman" fo:font-size="14pt" fo:font-weight="bold" officeooo:rsid="0028632b" style:font-size-asian="14pt" style:font-weight-asian="bold" style:font-size-complex="14pt" style:font-weight-complex="bold"/>
    </style:style>
    <style:style style:name="T21" style:family="text">
      <style:text-properties officeooo:rsid="0017fc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text:span text:style-name="T10">ey</text:span></text:p>
      <text:p text:style-name="P20"><text:span text:style-name="T18">N</text:span><text:span text:style-name="T19">AME: _________</text:span><text:span text:style-name="T20">__</text:span></text:p>
      <text:p text:style-name="P19"/>
      <text:p text:style-name="P17">BIO/CMPSC 300</text:p>
      <text:p text:style-name="P18">Activity 3</text:p>
      <text:p text:style-name="P20"><text:span text:style-name="T4">Chapter 9 </text:span><text:span text:style-name="T5">Overlap in Sequence Assembly</text:span></text:p>
      <text:p text:style-name="P17"><text:span text:style-name="T11">Fall </text:span><text:span text:style-name="T6">201</text:span><text:span text:style-name="T14">9</text:span></text:p>
      <text:p text:style-name="P14"><text:span text:style-name="T3"/></text:p>
      <text:p text:style-name="P2"/>
      <text:p text:style-name="P1">1. Suppose two sequence reads give GGCAGCC and GCCCCAGG. </text:p>
      <text:p text:style-name="P1"><text:tab/>a) What are the possible overlaps? Which one is the largest?</text:p>
      <text:p text:style-name="P4"/>
      <text:p text:style-name="P8"><text:s text:c="4"/>GCCCCAGG <text:s text:c="2"/>←-largest</text:p>
      <text:p text:style-name="P8">GGCAGCC</text:p>
      <text:p text:style-name="P8"/>
      <text:p text:style-name="P8">GCCCCAGG</text:p>
      <text:p text:style-name="P8"><text:s text:c="6"/>GGCAGCC</text:p>
      <text:p text:style-name="P3"/>
      <text:p text:style-name="P5"><text:span text:style-name="T1"><text:tab/>b) Describe an algorithm that finds the largest overlap. </text:span>Use the legos to help you with the development of the algorithm and with the run through your algorithm, where the first sequence are represented by the rectangles and the second one by squares. A - red, C - yellow/orange, G - blue. Remember that the algorithm is a step-by-step procedure, thus your algorithm should outline the sequence of steps required for finding the largest overlap given two sequences.</text:p>
      <text:p text:style-name="P5"/>
      <text:p text:style-name="P11">First overlay the two sequences at the ends and check for matches.</text:p>
      <text:p text:style-name="P11">If they overlap perfectly then that is the best overlap.</text:p>
      <text:p text:style-name="P11">If not then repeat the process, overlapping at the other end, repeatedly offsetting by a base.</text:p>
      <text:p text:style-name="P13">(Stopping of course when there isn't any overlap left to check)</text:p>
      <text:p text:style-name="P11"/>
      <text:p text:style-name="P11">Ex;</text:p>
      <text:p text:style-name="P9">GCCCCAGG</text:p>
      <text:p text:style-name="P9">GGCAGCC</text:p>
      <text:p text:style-name="P9"/>
      <text:p text:style-name="P9">GCCCCAGG</text:p>
      <text:p text:style-name="P9"><text:s/>GGCAGCC</text:p>
      <text:p text:style-name="P6"/>
      <text:p text:style-name="P9"><text:s/>GCCCCAGG</text:p>
      <text:p text:style-name="P9">GGCAGCC</text:p>
      <text:p text:style-name="P9"/>
      <text:p text:style-name="P9">GCCCCAGG</text:p>
      <text:p text:style-name="P9"><text:s text:c="2"/>GGCAGCC</text:p>
      <text:p text:style-name="P9"/>
      <text:p text:style-name="P10"><text:s text:c="2"/>GCCCCAGG</text:p>
      <text:p text:style-name="P10">GGCAGCC</text:p>
      <text:p text:style-name="P10"/>
      <text:p text:style-name="P10">GCCCCAGG</text:p>
      <text:p text:style-name="P10"><text:s text:c="3"/>GGCAGCC</text:p>
      <text:p text:style-name="P10"/>
      <text:p text:style-name="P10"><text:s text:c="3"/>GCCCCAGG</text:p>
      <text:p text:style-name="P10">GGCAGCC</text:p>
      <text:p text:style-name="P10"/>
      <text:p text:style-name="P10">GCCCCAGG</text:p>
      <text:p text:style-name="P10"><text:s text:c="4"/>GGCAGCC</text:p>
      <text:p text:style-name="P1"/>
      <text:p text:style-name="P1"><text:tab/>c) What would be the sequence of the contig produced using your algorithm?</text:p>
      <text:p text:style-name="P1"/>
      <text:p text:style-name="P7"><text:span text:style-name="T9">GGCA</text:span>GCCCCAGG</text:p>
      <text:p text:style-name="P1"/>
      <text:p text:style-name="P5"><text:span text:style-name="T1">2. </text:span><text:span text:style-name="T7">Now suppose you would like your algorithm to account for the possibility that the sequences could come from either strand of the DNA. How would you modify the algorithm to accomplish this? Would the contig resulting from the two sequences in 1 change as a result?</text:span></text:p>
      <text:p text:style-name="P5"><text:soft-page-break/></text:p>
      <text:p text:style-name="P12"><text:span text:style-name="T7">Also check the inverse complement of one of the sequences against the unmodified other sequence. </text:span><text:span text:style-name="T8">(or simply pipe in the sequences from the DNA manipulation algorithm if the details are actually known by the use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07T00:33:23.258519622</dc:date>
    <meta:editing-duration>PT14M4S</meta:editing-duration>
    <meta:editing-cycles>6</meta:editing-cycles>
    <meta:document-statistic meta:table-count="0" meta:image-count="0" meta:object-count="0" meta:page-count="2" meta:paragraph-count="38" meta:word-count="280" meta:character-count="1709" meta:non-whitespace-character-count="1435"/>
  </office:meta>
</office:document-meta>
</file>